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21c2f3"/>
    </style:style>
    <style:style style:name="P2" style:family="paragraph" style:parent-style-name="Heading_20_1">
      <style:text-properties officeooo:rsid="00238c19" officeooo:paragraph-rsid="00238c19"/>
    </style:style>
    <style:style style:name="P3" style:family="paragraph" style:parent-style-name="Heading_20_2">
      <style:text-properties officeooo:rsid="0021c2f3" officeooo:paragraph-rsid="0021c2f3"/>
    </style:style>
    <style:style style:name="P4" style:family="paragraph" style:parent-style-name="Standard">
      <style:text-properties fo:language="en" fo:country="US" officeooo:rsid="002a919c" officeooo:paragraph-rsid="001fe8e2"/>
    </style:style>
    <style:style style:name="P5" style:family="paragraph" style:parent-style-name="Standard" style:list-style-name="L2">
      <style:text-properties fo:language="en" fo:country="US" officeooo:rsid="0021c2f3" officeooo:paragraph-rsid="0021c2f3"/>
    </style:style>
    <style:style style:name="P6" style:family="paragraph" style:parent-style-name="Text_20_body" style:list-style-name="L1">
      <style:text-properties officeooo:rsid="00238c19" officeooo:paragraph-rsid="00238c19"/>
    </style:style>
    <style:style style:name="P7" style:family="paragraph" style:parent-style-name="Text_20_body">
      <style:text-properties officeooo:rsid="00238c19" officeooo:paragraph-rsid="00238c19"/>
    </style:style>
    <style:style style:name="T1" style:family="text">
      <style:text-properties officeooo:rsid="00141f72"/>
    </style:style>
    <style:style style:name="T2" style:family="text">
      <style:text-properties officeooo:rsid="0015bc4e"/>
    </style:style>
    <style:style style:name="T3" style:family="text">
      <style:text-properties officeooo:rsid="002c1d6e"/>
    </style:style>
    <style:style style:name="T4" style:family="text">
      <style:text-properties officeooo:rsid="0021c2f3"/>
    </style:style>
    <style:style style:name="T5" style:family="text">
      <style:text-properties style:text-position="super 58%"/>
    </style:style>
    <style:style style:name="T6" style:family="text">
      <style:text-properties style:text-position="super 58%" fo:font-style="italic" style:font-style-asian="italic" style:font-style-complex="italic"/>
    </style:style>
    <style:style style:name="T7" style:family="text">
      <style:text-properties style:text-position="0% 100%"/>
    </style:style>
    <style:style style:name="T8" style:family="text">
      <style:text-properties fo:language="en" fo:country="US" officeooo:rsid="00141f72"/>
    </style:style>
    <style:style style:name="T9" style:family="text">
      <style:text-properties fo:language="en" fo:country="US" officeooo:rsid="0015bc4e"/>
    </style:style>
    <style:style style:name="T10" style:family="text">
      <style:text-properties fo:language="en" fo:country="US" officeooo:rsid="0021c2f3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4">Er (Р) subset for R (</text:span><text:span text:style-name="T8">ЯР</text:span><text:span text:style-name="T9">R</text:span><text:span text:style-name="T10">)</text:span></text:h>
      <text:h text:style-name="P3" text:outline-level="2">Description from 2023 April 21<text:span text:style-name="T5">st</text:span></text:h>
      <text:p text:style-name="P4">I also came up with an idea for an adaption of the R programming language known as Er (the Cyrillic letter that makes an R sound, it looks identical to the Latin letter P, but here is the Cyrillic Er: Р) you likely won’t be able to tell the difference without copying the character. The faux name for the language is <text:span text:style-name="T1">Я </text:span>or <text:span text:style-name="T1">Я</text:span><text:span text:style-name="T2">R. </text:span>The main purpose of this adaption is to add native support for Cyrillic letters and words, so that Cyrillic languages can program in R the same way Latin language speakers can write programs in it. It will have multiple subsets, each one for a different Cyrillic-based language. <text:span text:style-name="T3">It isn’t a language on its own, but merely a translation layer.</text:span></text:p>
      <text:h text:style-name="P3" text:outline-level="2">Supported languages</text:h>
      <text:p text:style-name="P7">The following Cyrillic-based languages are planned to be supported:</text:p>
      <text:list xml:id="list2003863923" text:style-name="L1">
        <text:list-item>
          <text:p text:style-name="P6">Avar</text:p>
        </text:list-item>
        <text:list-item>
          <text:p text:style-name="P6">Azerbaijani</text:p>
        </text:list-item>
        <text:list-item>
          <text:p text:style-name="P6">Bashkir</text:p>
        </text:list-item>
        <text:list-item>
          <text:p text:style-name="P6">Bosnian</text:p>
        </text:list-item>
        <text:list-item>
          <text:p text:style-name="P6">Belarusian</text:p>
        </text:list-item>
        <text:list-item>
          <text:p text:style-name="P6">Bulgarian</text:p>
        </text:list-item>
        <text:list-item>
          <text:p text:style-name="P6">Buryat</text:p>
        </text:list-item>
        <text:list-item>
          <text:p text:style-name="P6">Chuvash</text:p>
        </text:list-item>
        <text:list-item>
          <text:p text:style-name="P6">Croatian</text:p>
        </text:list-item>
        <text:list-item>
          <text:p text:style-name="P6">Kazakh</text:p>
        </text:list-item>
        <text:list-item>
          <text:p text:style-name="P6">Kyrgyz</text:p>
        </text:list-item>
        <text:list-item>
          <text:p text:style-name="P6">Kurdish</text:p>
        </text:list-item>
        <text:list-item>
          <text:p text:style-name="P6">Lezgian</text:p>
        </text:list-item>
        <text:list-item>
          <text:p text:style-name="P6">Macedonian</text:p>
        </text:list-item>
        <text:list-item>
          <text:p text:style-name="P6">Montenegrin</text:p>
        </text:list-item>
        <text:list-item>
          <text:p text:style-name="P6">Romani</text:p>
        </text:list-item>
        <text:list-item>
          <text:p text:style-name="P6">Russian</text:p>
        </text:list-item>
        <text:list-item>
          <text:p text:style-name="P6">Rusyn</text:p>
        </text:list-item>
        <text:list-item>
          <text:p text:style-name="P6">Serbian</text:p>
        </text:list-item>
        <text:list-item>
          <text:p text:style-name="P6">Tatar</text:p>
        </text:list-item>
        <text:list-item>
          <text:p text:style-name="P6"><text:soft-page-break/>Turkmen</text:p>
        </text:list-item>
        <text:list-item>
          <text:p text:style-name="P6">Ukrainian</text:p>
        </text:list-item>
        <text:list-item>
          <text:p text:style-name="P6">Uzbek</text:p>
        </text:list-item>
      </text:list>
      <text:p text:style-name="P7">More will be added in the future.</text:p>
      <text:h text:style-name="Heading_20_2" text:outline-level="2">Keywords to translate:</text:h>
      <text:list xml:id="list3026819386" text:style-name="L2">
        <text:list-item>
          <text:p text:style-name="P5">if</text:p>
        </text:list-item>
        <text:list-item>
          <text:p text:style-name="P5">else</text:p>
        </text:list-item>
        <text:list-item>
          <text:p text:style-name="P5">repeat</text:p>
        </text:list-item>
        <text:list-item>
          <text:p text:style-name="P5">while</text:p>
        </text:list-item>
        <text:list-item>
          <text:p text:style-name="P5">function</text:p>
        </text:list-item>
        <text:list-item>
          <text:p text:style-name="P5">for</text:p>
        </text:list-item>
        <text:list-item>
          <text:p text:style-name="P5">in</text:p>
        </text:list-item>
        <text:list-item>
          <text:p text:style-name="P5">next</text:p>
        </text:list-item>
        <text:list-item>
          <text:p text:style-name="P5">break</text:p>
        </text:list-item>
        <text:list-item>
          <text:p text:style-name="P5">TRUE</text:p>
        </text:list-item>
        <text:list-item>
          <text:p text:style-name="P5">FALSE</text:p>
        </text:list-item>
        <text:list-item>
          <text:p text:style-name="P5">NULL</text:p>
        </text:list-item>
        <text:list-item>
          <text:p text:style-name="P5">Inf</text:p>
        </text:list-item>
        <text:list-item>
          <text:p text:style-name="P5">NaN</text:p>
        </text:list-item>
        <text:list-item>
          <text:p text:style-name="P5">NA</text:p>
        </text:list-item>
        <text:list-item>
          <text:p text:style-name="P5">NA_integer_</text:p>
        </text:list-item>
        <text:list-item>
          <text:p text:style-name="P5">NA_real_</text:p>
        </text:list-item>
        <text:list-item>
          <text:p text:style-name="P5">NA_complex_</text:p>
        </text:list-item>
        <text:list-item>
          <text:p text:style-name="P5">NA_character_</text:p>
        </text:list-item>
        <text:list-item>
          <text:p text:style-name="P5">...</text:p>
        </text:list-item>
        <text:list-item>
          <text:p text:style-name="P5">..1</text:p>
        </text:list-item>
        <text:list-item>
          <text:p text:style-name="P5">..2</text:p>
        </text:list-item>
        <text:list-item>
          <text:p text:style-name="P5">..3</text:p>
        </text:list-item>
        <text:list-item>
          <text:p text:style-name="P5">..4</text:p>
        </text:list-item>
        <text:list-item>
          <text:p text:style-name="P5">..5</text:p>
        </text:list-item>
        <text:list-item>
          <text:p text:style-name="P5">..6</text:p>
        </text:list-item>
        <text:list-item>
          <text:p text:style-name="P5">..7</text:p>
        </text:list-item>
        <text:list-item>
          <text:p text:style-name="P5">..8</text:p>
        </text:list-item>
        <text:list-item>
          <text:p text:style-name="P5">..9</text:p>
        </text:list-item>
        <text:list-item>
          <text:p text:style-name="P5">\'</text:p>
        </text:list-item>
        <text:list-item>
          <text:p text:style-name="P5">\"</text:p>
        </text:list-item>
        <text:list-item>
          <text:p text:style-name="P5">\n</text:p>
        </text:list-item>
        <text:list-item>
          <text:p text:style-name="P5">\r</text:p>
        </text:list-item>
        <text:list-item>
          <text:p text:style-name="P5">\t</text:p>
        </text:list-item>
        <text:list-item>
          <text:p text:style-name="P5">\b</text:p>
        </text:list-item>
        <text:list-item>
          <text:p text:style-name="P5">\a</text:p>
        </text:list-item>
        <text:list-item>
          <text:p text:style-name="P5">\f</text:p>
        </text:list-item>
        <text:list-item>
          <text:p text:style-name="P5">\v</text:p>
        </text:list-item>
        <text:list-item>
          <text:p text:style-name="P5">\\</text:p>
        </text:list-item>
        <text:list-item>
          <text:p text:style-name="P5">\nnn</text:p>
        </text:list-item>
        <text:list-item>
          <text:p text:style-name="P5"><text:soft-page-break/>\xnn</text:p>
        </text:list-item>
        <text:list-item>
          <text:p text:style-name="P5">\unnnn \u{nnnn}</text:p>
        </text:list-item>
        <text:list-item>
          <text:p text:style-name="P5">\Unnnnnnnn \U{nnnnnnnn}</text:p>
        </text:list-item>
        <text:list-item>
          <text:p text:style-name="P5">\0</text:p>
        </text:list-item>
        <text:list-item>
          <text:p text:style-name="P5">\nul</text:p>
        </text:list-item>
        <text:list-item>
          <text:p text:style-name="P5">assign</text:p>
        </text:list-item>
        <text:list-item>
          <text:p text:style-name="P5">get</text:p>
        </text:list-item>
        <text:list-item>
          <text:p text:style-name="P5"># Comment</text:p>
        </text:list-item>
        <text:list-item>
          <text:p text:style-name="P5">tag</text:p>
        </text:list-item>
        <text:list-item>
          <text:p text:style-name="P5">value</text:p>
        </text:list-item>
        <text:list-item>
          <text:p text:style-name="P5">object</text:p>
        </text:list-item>
        <text:list-item>
          <text:p text:style-name="P5">break</text:p>
        </text:list-item>
      </text:list>
      <text:h text:style-name="P2" text:outline-level="1">File info</text:h>
      <text:p text:style-name="P7"><text:span text:style-name="T11">File version:</text:span> <text:span text:style-name="T12">1 (2023, Saturday, April 22</text:span><text:span text:style-name="T6">nd</text:span><text:span text:style-name="T12"> at 9:18 pm PST)</text:span></text:p>
      <text:p text:style-name="P7"><text:span text:style-name="T11">File type: </text:span><text:span text:style-name="T12">OpenDocument Text (*.odt)</text:span></text:p>
      <text:p text:style-name="P7"><text:span text:style-name="T11">Word count:</text:span><text:span text:style-name="T12"> 335</text:span></text:p>
      <text:p text:style-name="P7"><text:span text:style-name="T11">Page count:</text:span><text:span text:style-name="T12"> 3</text:span></text:p>
      <text:p text:style-name="P7"><text:span text:style-name="T11">Character count:</text:span><text:span text:style-name="T13"> </text:span><text:span text:style-name="T12">1,636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2T20:28:44.993071942</meta:creation-date>
    <dc:date>2023-04-22T21:18:13.323969812</dc:date>
    <meta:editing-duration>PT9M20S</meta:editing-duration>
    <meta:editing-cycles>1</meta:editing-cycles>
    <meta:document-statistic meta:table-count="0" meta:image-count="0" meta:object-count="0" meta:page-count="3" meta:paragraph-count="88" meta:word-count="335" meta:character-count="1636" meta:non-whitespace-character-count="1464"/>
    <meta:generator>LibreOffice/7.3.2.2$Linux_X86_64 LibreOffice_project/30$Build-2</meta:generator>
  </office:meta>
</office:document-meta>
</file>